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288cm" table:align="left"/>
    </style:style>
    <style:style style:name="Table1.A" style:family="table-column">
      <style:table-column-properties style:column-width="4.173cm"/>
    </style:style>
    <style:style style:name="Table1.B" style:family="table-column">
      <style:table-column-properties style:column-width="12.114cm"/>
    </style:style>
    <style:style style:name="Table1.A1" style:family="table-cell">
      <style:table-cell-properties style:vertical-align="middle" fo:padding="0.049cm" fo:border="none"/>
    </style:style>
    <style:style style:name="P1" style:family="paragraph" style:parent-style-name="Table_20_Contents">
      <style:text-properties fo:font-weight="bold"/>
    </style:style>
    <style:style style:name="P2" style:family="paragraph" style:parent-style-name="Text_20_body">
      <style:paragraph-properties fo:margin-top="0cm" fo:margin-bottom="0cm" loext:contextual-spacing="false"/>
    </style:style>
    <style:style style:name="P3" style:family="paragraph" style:parent-style-name="Standard">
      <style:text-properties officeooo:rsid="0015287e" officeooo:paragraph-rsid="0015287e"/>
    </style:style>
    <style:style style:name="P4" style:family="paragraph" style:parent-style-name="Standard">
      <style:paragraph-properties fo:margin-top="0cm" fo:margin-bottom="0.499cm" loext:contextual-spacing="false"/>
      <style:text-properties officeooo:paragraph-rsid="001492c5"/>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top="0cm" fo:margin-bottom="0cm" loext:contextual-spacing="false"/>
      <style:text-properties officeooo:paragraph-rsid="001492c5"/>
    </style:style>
    <style:style style:name="P7" style:family="paragraph" style:parent-style-name="Text_20_body">
      <style:paragraph-properties fo:margin-top="0cm" fo:margin-bottom="0cm" loext:contextual-spacing="false"/>
      <style:text-properties officeooo:rsid="001492c5" officeooo:paragraph-rsid="001492c5"/>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text-properties officeooo:paragraph-rsid="001492c5"/>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text-properties officeooo:rsid="0015287e" officeooo:paragraph-rsid="0015287e"/>
    </style:style>
    <style:style style:name="P14" style:family="paragraph" style:parent-style-name="Text_20_body">
      <style:text-properties officeooo:paragraph-rsid="0015287e"/>
    </style:style>
    <style:style style:name="P15" style:family="paragraph" style:parent-style-name="Preformatted_20_Text">
      <style:text-properties fo:font-style="italic" style:font-style-asian="italic" style:font-style-complex="italic"/>
    </style:style>
    <style:style style:name="P16" style:family="paragraph" style:parent-style-name="Preformatted_20_Text">
      <style:paragraph-properties fo:margin-top="0cm" fo:margin-bottom="0.499cm" loext:contextual-spacing="false"/>
    </style:style>
    <style:style style:name="P17" style:family="paragraph" style:parent-style-name="Preformatted_20_Text">
      <style:paragraph-properties fo:margin-top="0cm" fo:margin-bottom="0.499cm" loext:contextual-spacing="false"/>
      <style:text-properties fo:font-weight="bold" officeooo:paragraph-rsid="0015287e" style:font-weight-asian="bold" style:font-weight-complex="bold"/>
    </style:style>
    <style:style style:name="P18" style:family="paragraph" style:parent-style-name="Preformatted_20_Text">
      <style:paragraph-properties fo:margin-top="0cm" fo:margin-bottom="0.499cm" loext:contextual-spacing="false"/>
      <style:text-properties fo:font-style="italic" style:font-style-asian="italic" style:font-style-complex="italic"/>
    </style:style>
    <style:style style:name="T1" style:family="text">
      <style:text-properties fo:font-weight="bold"/>
    </style:style>
    <style:style style:name="T2" style:family="text">
      <style:text-properties fo:font-weight="bold" officeooo:rsid="001492c5"/>
    </style:style>
    <style:style style:name="T3" style:family="text">
      <style:text-properties fo:font-weight="bold" style:font-weight-asian="bold" style:font-weight-complex="bold"/>
    </style:style>
    <style:style style:name="T4" style:family="text">
      <style:text-properties officeooo:rsid="001492c5"/>
    </style:style>
    <style:style style:name="T5" style:family="text">
      <style:text-properties officeooo:rsid="0015287e"/>
    </style:style>
    <style:style style:name="T6" style:family="text">
      <style:text-properties fo:font-style="italic" style:font-style-asian="italic" style:font-style-complex="itali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4">Increasing Size of Logical volume</text:span></text:p>
      <text:p text:style-name="P4"/>
      <text:p text:style-name="P10"><text:span text:style-name="T4">Step 1</text:span></text:p>
      <text:p text:style-name="P10">The format for the lvextend command is as follows:<text:line-break/><text:span text:style-name="T1">lvextend -L +</text:span><text:span text:style-name="T2">size</text:span><text:span text:style-name="T1"> /dev/mapper/for_lvm-first</text:span></text:p>
      <text:p text:style-name="P2">Further Explanation</text:p>
      <table:table table:name="Table1" table:style-name="Table1">
        <table:table-column table:style-name="Table1.A"/>
        <table:table-column table:style-name="Table1.B"/>
        <table:table-header-rows>
          <table:table-row>
            <table:table-cell table:style-name="Table1.A1" office:value-type="string">
              <text:p text:style-name="Table_20_Heading">Input</text:p>
            </table:table-cell>
            <table:table-cell table:style-name="Table1.A1" office:value-type="string">
              <text:p text:style-name="Table_20_Heading">Explanation</text:p>
            </table:table-cell>
          </table:table-row>
        </table:table-header-rows>
        <table:table-row>
          <table:table-cell table:style-name="Table1.A1" office:value-type="string">
            <text:p text:style-name="P1">lvextend</text:p>
          </table:table-cell>
          <table:table-cell table:style-name="Table1.A1" office:value-type="string">
            <text:p text:style-name="Table_20_Contents">The <text:span text:style-name="T1">l</text:span>ogical <text:span text:style-name="T1">v</text:span>olume <text:span text:style-name="T1">e</text:span>xtend command used to increase logical volumes</text:p>
          </table:table-cell>
        </table:table-row>
        <table:table-row>
          <table:table-cell table:style-name="Table1.A1" office:value-type="string">
            <text:p text:style-name="P1">-L +<text:span text:style-name="T4">10</text:span>G/dev/mapper/for_lvm-first</text:p>
          </table:table-cell>
          <table:table-cell table:style-name="Table1.A1" office:value-type="string">
            <text:p text:style-name="Table_20_Contents">Command option to increase a <text:span text:style-name="T1">L</text:span>ogical volume by <text:span text:style-name="T4">10</text:span><text:span text:style-name="T1"> G</text:span>igabytes </text:p>
          </table:table-cell>
        </table:table-row>
        <table:table-row>
          <table:table-cell table:style-name="Table1.A1" office:value-type="string">
            <text:p text:style-name="P1">/dev/mapper/for_lvm-first</text:p>
          </table:table-cell>
          <table:table-cell table:style-name="Table1.A1" office:value-type="string">
            <text:p text:style-name="Table_20_Contents">The path for the logical volume to increase</text:p>
          </table:table-cell>
        </table:table-row>
      </table:table>
      <text:p text:style-name="P2"/>
      <text:p text:style-name="P2"/>
      <text:p text:style-name="P7">Step 2</text:p>
      <text:p text:style-name="P6">Type <text:span text:style-name="T1">df -h</text:span> to display the <text:span text:style-name="T1">d</text:span>isk <text:span text:style-name="T1">f</text:span>ree space once again. The lvextend operation finished successfully in the last step however the <text:span text:style-name="T3">/dev/mapper/for_lvm-first</text:span> size is still only showing <text:span text:style-name="T4">old size</text:span>. This is because, while the logical volume was increased successfully, the file system needs to be</text:p>
      <text:p text:style-name="P6">extended to take advantage of the full space of the logical volume. </text:p>
      <text:p text:style-name="P2">Type 'df -h' and press Enter</text:p>
      <text:p text:style-name="P2"/>
      <text:p text:style-name="P2"/>
      <text:p text:style-name="P2">Step <text:span text:style-name="T4">3</text:span></text:p>
      <text:p text:style-name="P2">Type <text:span text:style-name="T1">lvs</text:span> to show the logical volume information once again. Here, we can confirm that the logical volume has successfully been extended to 10 gigabytes. In the next steps, we will increase the filesystem to match the logical volume size. </text:p>
      <text:p text:style-name="P2">Type 'lvs' and press Enter</text:p>
      <text:p text:style-name="P2"/>
      <text:p text:style-name="P2">Step <text:span text:style-name="T4">4</text:span></text:p>
      <text:p text:style-name="P2">Type <text:span text:style-name="T1">mount</text:span> and press <text:span text:style-name="T1">ENTER</text:span> to display the mounted file systems. From the output, we find that the /dev/mapper/vg00-var logical volume is using <text:span text:style-name="T1">xfs</text:span> (with the introduction of CentOS 6, the default filesystem is <text:span text:style-name="T1">ext4</text:span>). </text:p>
      <text:p text:style-name="P2"/>
      <text:p text:style-name="P2">Step <text:span text:style-name="T4">5</text:span></text:p>
      <text:p text:style-name="P2">To increase the file system to match that of the logical volume, we will use the <text:span text:style-name="T1">xfs_growfs</text:span> command if the filesystem uses xfs or <text:span text:style-name="T1">resize2fs</text:span> if the filesystem is ext4.<text:line-break/><text:line-break/>Typing <text:span text:style-name="T1">xfs_growfs /var</text:span> or <text:span text:style-name="T1">resize2fs /dev/mapper/for_lvm-first</text:span> (depending on which filesystem is used on your system) will extend the file system to the 10 gigabyte limit of the logical volume. </text:p>
      <text:p text:style-name="P2">Please note:</text:p>
      <text:p text:style-name="P2">Some older operating systems will need to use the <text:span text:style-name="T1">resize4fs</text:span> command if the <text:span text:style-name="T1">resize2fs</text:span> command does not work.</text:p>
      <text:p text:style-name="P2"/>
      <text:p text:style-name="P2">Step <text:span text:style-name="T4">6</text:span></text:p>
      <text:p text:style-name="P2">Type <text:span text:style-name="T1">df -h</text:span> to display the <text:span text:style-name="T1">d</text:span>isk <text:span text:style-name="T1">f</text:span>ree space to confirm that the file system has been extended</text:p>
      <text:p text:style-name="Standard"/>
      <text:p text:style-name="P3"><text:soft-page-break/>Decreasing Size of Logical Volume</text:p>
      <text:p text:style-name="P3"/>
      <text:p text:style-name="P13">Shrinking a logical volume is likely to <text:span text:style-name="Strong_20_Emphasis">destroy any filesystem located on that volume</text:span> if you do not make appropriate preparations. If you want to preserve existing files then you will need to:</text:p>
      <text:list xml:id="list1939905281" text:style-name="L1">
        <text:list-item>
          <text:p text:style-name="P8">reduce the size of the filesystem by the required amount, then </text:p>
        </text:list-item>
        <text:list-item>
          <text:p text:style-name="P11">reduce the size of the underlying block device (the logical volume) to match that of the filesystem. </text:p>
        </text:list-item>
      </text:list>
      <text:p text:style-name="Text_20_body">These instructions cover the second step only. The method for the first step will depend on the type of filesystem. Filesystems that can be shrunk include ext2, ext3, ext4 and reiserfs.</text:p>
      <text:p text:style-name="Text_20_body">Some filesystems cannot be shrunk, either because their design makes this impracticable or because the necessary software has not been written. In that case your only option is to move the files somewhere else, then recreate the filesystem, then move the files back.</text:p>
      <text:h text:style-name="Heading_20_2" text:outline-level="2"><text:bookmark text:name="idp9248"/>Scenario</text:h>
      <text:p text:style-name="P14">Suppose that <text:span text:style-name="Source_20_Text"><text:span text:style-name="T1"><text:s/>/dev/mapper/for_lvm-first</text:span></text:span> is a logical volume of size 10GB. You wish to reduce its size by <text:span text:style-name="T5">2</text:span>GB to <text:span text:style-name="T5">8</text:span>GB.</text:p>
      <text:h text:style-name="Heading_20_2" text:outline-level="2"><text:bookmark text:name="idp10784"/>Method</text:h>
      <text:p text:style-name="Text_20_body">A logical volume can be shrunk using the <text:span text:style-name="Source_20_Text">lvreduce</text:span> command. You can specify either the amount by which you want to reduce the size of the volume:</text:p>
      <text:p text:style-name="P17">lvreduce --size -<text:span text:style-name="T5">2</text:span>G /dev/mapper/for_lvm-first</text:p>
      <text:p text:style-name="Text_20_body">or the final size that you want to achieve:</text:p>
      <text:p text:style-name="P17">lvreduce --size -<text:span text:style-name="T5">8</text:span>G <text:s/>/dev/mapper/for_lvm-first</text:p>
      <text:p text:style-name="Text_20_body">Because of the high potential for data loss, <text:span text:style-name="Source_20_Text">lvreduce</text:span> asks for confirmation:</text:p>
      <text:p text:style-name="Preformatted_20_Text"><text:s/><text:span text:style-name="T6"><text:s/>WARNING: Reducing active logical volume to 8.00 GB</text:span></text:p>
      <text:p text:style-name="P15"><text:s text:c="2"/>THIS MAY DESTROY YOUR DATA (filesystem etc.)</text:p>
      <text:p text:style-name="P18">Do you really want to reduce foo? [y/n]:</text:p>
      <text:p text:style-name="Text_20_body">If the logical volume contains a filesystem that you wish to preserve then <text:span text:style-name="Strong_20_Emphasis">you must not make the volume smaller than the filesystem</text:span>. This would be a good time to check that you have specified:</text:p>
      <text:list xml:id="list1335977893" text:style-name="L2">
        <text:list-item>
          <text:p text:style-name="P9">the correct volume group and </text:p>
        </text:list-item>
        <text:list-item>
          <text:p text:style-name="P12">the correct size (including units). </text:p>
        </text:list-item>
      </text:list>
      <text:p text:style-name="Text_20_body">If you decide to proceed and the operation is successful then you should see a response of the form:</text:p>
      <text:p text:style-name="Preformatted_20_Text"><text:s text:c="2"/>Reducing logical volume foo to 80.00 GB</text:p>
      <text:p text:style-name="P16"><text:s text:c="2"/>Logical volume foo successfully resized</text:p>
      <text:h text:style-name="Heading_20_2" text:outline-level="2"><text:bookmark text:name="idp19168"/>Testing</text:h>
      <text:p text:style-name="Text_20_body">Verify the new size of the logical volume using the <text:span text:style-name="Source_20_Text">lvdisplay</text:span> command:</text:p>
      <text:p text:style-name="P16">lvdisplay /dev/vg0/foo</text:p>
      <text:p text:style-name="Text_20_body">This should give a response of the form:</text:p>
      <text:p text:style-name="Preformatted_20_Text"><text:s text:c="2"/>--- Logical volume ---</text:p>
      <text:p text:style-name="Preformatted_20_Text"><text:s text:c="2"/>LV Name <text:s text:c="15"/>/dev/vg0/foo</text:p>
      <text:p text:style-name="Preformatted_20_Text"><text:s text:c="2"/>VG Name <text:s text:c="15"/>vg0</text:p>
      <text:p text:style-name="Preformatted_20_Text"><text:s text:c="2"/>LV UUID <text:s text:c="15"/>CbqMvN-g5pj-OF79-GD1e-xmAA-55Tn-Q0McFc</text:p>
      <text:p text:style-name="Preformatted_20_Text"><text:soft-page-break/><text:s text:c="2"/>LV Write Access <text:s text:c="7"/>read/write</text:p>
      <text:p text:style-name="Preformatted_20_Text"><text:s text:c="2"/>LV Status <text:s text:c="13"/>available</text:p>
      <text:p text:style-name="Preformatted_20_Text"><text:s text:c="2"/># open <text:s text:c="16"/>0</text:p>
      <text:p text:style-name="Preformatted_20_Text"><text:s text:c="2"/>LV Size <text:s text:c="15"/>80.00 GB</text:p>
      <text:p text:style-name="Preformatted_20_Text"><text:s text:c="2"/>Current LE <text:s text:c="12"/>20480</text:p>
      <text:p text:style-name="Preformatted_20_Text"><text:s text:c="2"/>Segments <text:s text:c="14"/>1</text:p>
      <text:p text:style-name="Preformatted_20_Text"><text:s text:c="2"/>Allocation <text:s text:c="12"/>inherit</text:p>
      <text:p text:style-name="Preformatted_20_Text"><text:s text:c="2"/>Read ahead sectors <text:s text:c="4"/>auto</text:p>
      <text:p text:style-name="Preformatted_20_Text"><text:s text:c="2"/>- currently set to <text:s text:c="4"/>256</text:p>
      <text:p text:style-name="P16"><text:s text:c="2"/>Block device <text:s text:c="10"/>254:100</text:p>
      <text:h text:style-name="Heading_20_2" text:outline-level="2"><text:bookmark text:name="idp23664"/>Troubleshooting</text:h>
      <text:p text:style-name="Text_20_body">See <text:a xlink:type="simple" xlink:href="http://www.microhowto.info/troubleshooting/troubleshooting_lvm.html" text:style-name="Internet_20_link" text:visited-style-name="Visited_20_Internet_20_Link">Troubleshooting LVM</text:a>.</text:p>
      <text:h text:style-name="Heading_20_2" text:outline-level="2"><text:bookmark text:name="idp25552"/>Errors</text:h>
      <text:h text:style-name="Heading_20_3" text:outline-level="3"><text:bookmark text:name="idp26240"/>Snapshot origin volumes cannot be reduced in size</text:h>
      <text:p text:style-name="Text_20_body">The error:</text:p>
      <text:p text:style-name="P16"><text:s text:c="2"/>Snapshot origin volumes cannot be reduced in size yet.</text:p>
      <text:p text:style-name="Text_20_body">indicates that one or more snapshots exist of the logical volume that you are attempting to reduce in size. At the time of writing (as of version 2.02.66) LVM did not support this, so if you want to shrink the volume from which the snapshots were made then you will need to delete the snapshots. You can identify them using the <text:span text:style-name="Source_20_Text">lvs</text:span> command, looking in the column headed ‘Origin’.</text:p>
      <text:h text:style-name="Heading_20_2" text:outline-level="2"><text:bookmark text:name="idp29552"/>Alternatives</text:h>
      <text:h text:style-name="Heading_20_3" text:outline-level="3"><text:bookmark text:name="idp30192"/>lvresize</text:h>
      <text:p text:style-name="Text_20_body">An alternative to <text:span text:style-name="Source_20_Text">lvreduce</text:span> is to use the <text:span text:style-name="Source_20_Text">lvresize</text:span> command:</text:p>
      <text:p text:style-name="P16">lvresize --size -40G /dev/vg0/foo</text:p>
      <text:p text:style-name="Text_20_body">or:</text:p>
      <text:p text:style-name="P16">lvresize --size 80G /dev/vg0/foo</text:p>
      <text:p text:style-name="Text_20_body">The difference is that <text:span text:style-name="Source_20_Text">lvreduce</text:span> can only reduce the size of a volume, whereas <text:span text:style-name="Source_20_Text">lvresize</text:span> can increase or reduce it. <text:span text:style-name="Source_20_Text">lvreduce</text:span> is recommended here because it may catch some errors, but either choice would be reasonable.</text:p>
      <text:p text:style-name="P3"/>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8T17:45:56.186667038</meta:creation-date>
    <dc:date>2018-08-09T15:28:18.342140257</dc:date>
    <meta:editing-duration>PT2H51M28S</meta:editing-duration>
    <meta:editing-cycles>3</meta:editing-cycles>
    <meta:generator>LibreOffice/6.0.3.2$Linux_X86_64 LibreOffice_project/00m0$Build-2</meta:generator>
    <meta:document-statistic meta:table-count="1" meta:image-count="0" meta:object-count="0" meta:page-count="3" meta:paragraph-count="82" meta:word-count="851" meta:character-count="5270" meta:non-whitespace-character-count="4307"/>
  </office:meta>
</office:document-meta>
</file>